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1.899cm"/>
    </style:style>
    <style:style style:name="co6" style:family="table-column">
      <style:table-column-properties fo:break-before="auto" style:column-width="5.77cm"/>
    </style:style>
    <style:style style:name="co7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ngeur du programme</text:p>
          </table:table-cell>
          <table:table-cell office:value-type="string" calcext:value-type="string">
            <text:p>Vocabulaire du program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2"/>
        </table:table-row>
        <table:table-row table:style-name="ro1">
          <table:table-cell table:formula="of:=35+31" office:value-type="float" office:value="66" calcext:value-type="float">
            <text:p>66</text:p>
          </table:table-cell>
          <table:table-cell table:formula="of:=16+6" office:value-type="float" office:value="22" calcext:value-type="float">
            <text:p>22</text:p>
          </table:table-cell>
          <table:table-cell table:formula="of:=LOG(16+6;2) * 66" office:value-type="float" office:value="294.322486830062" calcext:value-type="float">
            <text:p>294,322486830062</text:p>
          </table:table-cell>
          <table:table-cell table:formula="of:=(16/2)*(31/6)" office:value-type="float" office:value="41.3333333333333" calcext:value-type="float">
            <text:p>41,3333333333333</text:p>
          </table:table-cell>
          <table:table-cell table:formula="of:=[.C2]*[.D2]" office:value-type="float" office:value="12165.3294556425" calcext:value-type="float">
            <text:p>12165,3294556425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 faiblesse de Halstead est que la distinction entre opérateur et opérande n’est pas très claires, mais nécéssaires pour cette méthode.</text:p>
          </table:table-cell>
        </table:table-row>
      </table:table>
      <table:table table:name="UFC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144" calcext:value-type="float">
            <text:p>144</text:p>
          </table:table-cell>
          <table:table-cell table:number-columns-repeated="6"/>
        </table:table-row>
      </table:table>
      <table:table table:name="UFC-QUICKSORT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7" calcext:value-type="float">
            <text:p>7</text:p>
          </table:table-cell>
          <table:table-cell table:number-columns-repeated="6"/>
        </table:table-row>
      </table:table>
      <table:table table:name="MI" table:style-name="ta1">
        <table:table-column table:style-name="co6" table:default-cell-style-name="Default"/>
        <table:table-row table:style-name="ro1">
          <table:table-cell table:formula="of:= 171 - 5.2 * LN([$Halstead.C2]) - 0.23 * ([$CC.A1]) - 16.2 * LN(12) + 50 * SIN(SQRT(2.46 * 0))" office:value-type="float" office:value="100.264196760551" calcext:value-type="float">
            <text:p>100,264196760551</text:p>
          </table:table-cell>
        </table:table-row>
      </table:table>
      <table:table table:name="MI-Commentaires" table:style-name="ta1">
        <table:table-column table:style-name="co7" table:default-cell-style-name="Default"/>
        <table:table-row table:style-name="ro1">
          <table:table-cell table:formula="of:= 171 - 5.2 * LN([$Halstead.C2]) - 0.23 * ([$CC.A1]) - 16.2 * LN(23) + 50 * SIN(SQRT(2.46 * 11))" office:value-type="float" office:value="45.5970683782554" calcext:value-type="float">
            <text:p>45,5970683782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47:38.842234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32:18.463009491</meta:creation-date>
    <dc:date>2025-10-24T16:49:23.516788526</dc:date>
    <meta:editing-duration>PT23M27S</meta:editing-duration>
    <meta:editing-cycles>10</meta:editing-cycles>
    <meta:generator>LibreOffice/24.2.7.2$Linux_X86_64 LibreOffice_project/420$Build-2</meta:generator>
    <meta:document-statistic meta:table-count="7" meta:cell-count="107" meta:object-count="0"/>
  </office:meta>
</office:document-meta>
</file>